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4017c"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fo:color="#0000ff"/>
    </style:style>
    <style:style style:name="P5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4"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loext:graphic-properties draw:fill="solid" draw:fill-color="#eeeeee" draw:opacity="100%"/>
      <style:paragraph-properties fo:background-color="#eeeeee"/>
      <style:text-properties fo:language="ru" fo:country="RU"/>
    </style:style>
    <style:style style:name="P7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0" style:family="paragraph" style:parent-style-name="Text_20_body">
      <style:text-properties fo:language="en" fo:country="US"/>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center" style:justify-single-word="false" fo:text-indent="0in" style:auto-text-indent="false"/>
    </style:style>
    <style:style style:name="P8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6" style:family="paragraph" style:parent-style-name="Footnote">
      <style:paragraph-properties fo:margin-left="0in" fo:margin-right="0in" fo:text-indent="0in" style:auto-text-indent="false"/>
      <style:text-properties fo:language="en" fo:country="US"/>
    </style:style>
    <style:style style:name="P97" style:family="paragraph" style:parent-style-name="Footnote">
      <style:text-properties fo:language="en" fo:country="US"/>
    </style:style>
    <style:style style:name="P98" style:family="paragraph" style:parent-style-name="Footnote">
      <style:text-properties fo:language="ru" fo:country="RU"/>
    </style:style>
    <style:style style:name="P99" style:family="paragraph" style:parent-style-name="Footnote">
      <style:text-properties fo:color="#800000" fo:language="ru" fo:country="RU"/>
    </style:style>
    <style:style style:name="P100" style:family="paragraph" style:parent-style-name="Footnot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3">
      <style:text-properties fo:language="ru" fo:country="RU"/>
    </style:style>
    <style:style style:name="P11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7cc02" style:font-style-asian="normal" style:font-style-complex="normal"/>
    </style:style>
    <style:style style:name="P11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Heading_20_1">
      <loext:graphic-properties draw:fill="solid" draw:fill-color="#eeeeee" draw:opacity="100%"/>
      <style:paragraph-properties fo:background-color="#eeeeee"/>
    </style:style>
    <style:style style:name="P119" style:family="paragraph" style:parent-style-name="Heading_20_1">
      <style:paragraph-properties fo:margin-left="0in" fo:margin-right="0in" fo:text-align="center" style:justify-single-word="false" fo:text-indent="0.1965in" style:auto-text-indent="false"/>
    </style:style>
    <style:style style:name="P120" style:family="paragraph" style:parent-style-name="Heading_20_2">
      <style:text-properties fo:language="en" fo:country="US"/>
    </style:style>
    <style:style style:name="P121" style:family="paragraph" style:parent-style-name="Heading_20_2">
      <style:text-properties fo:language="ru" fo:country="RU"/>
    </style:style>
    <style:style style:name="P122" style:family="paragraph" style:parent-style-name="Heading_20_2">
      <loext:graphic-properties draw:fill="solid" draw:fill-color="#eeeeee" draw:opacity="100%"/>
      <style:paragraph-properties fo:background-color="#eeeeee"/>
      <style:text-properties fo:language="ru" fo:country="RU"/>
    </style:style>
    <style:style style:name="P123" style:family="paragraph" style:parent-style-name="Heading_20_2">
      <loext:graphic-properties draw:fill="solid" draw:fill-color="#eeeeee" draw:opacity="100%"/>
      <style:paragraph-properties fo:background-color="#eeeeee"/>
    </style:style>
    <style:style style:name="P124"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language="en" fo:country="US" officeooo:rsid="0007cc02"/>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ru" fo:country="RU" fo:font-style="normal" style:font-style-asian="normal" style:font-style-complex="normal"/>
    </style:style>
    <style:style style:name="T16" style:family="text">
      <style:text-properties fo:color="#800000" fo:language="en" fo:country="US"/>
    </style:style>
    <style:style style:name="T17" style:family="text">
      <style:text-properties fo:color="#800000" fo:language="en" fo:country="US" fo:font-style="normal" style:font-style-asian="normal" style:font-style-complex="normal"/>
    </style:style>
    <style:style style:name="T18" style:family="text">
      <style:text-properties fo:color="#800000" fo:font-style="normal" style:font-style-asian="normal" style:font-style-complex="normal"/>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fo:language="ru" fo:country="RU" fo:font-style="normal" style:font-style-asian="normal" style:font-style-complex="normal"/>
    </style:style>
    <style:style style:name="T25" style:family="text">
      <style:text-properties style:use-window-font-color="true" fo:language="ru" fo:country="RU" fo:font-style="normal" fo:font-weight="normal" style:font-style-asian="normal" style:font-weight-asian="normal" style:font-style-complex="normal" style:font-weight-complex="normal"/>
    </style:style>
    <style:style style:name="T26" style:family="text">
      <style:text-properties style:use-window-font-color="true" fo:language="ru" fo:country="RU" fo:font-style="italic" style:font-style-asian="italic" style:font-style-complex="italic"/>
    </style:style>
    <style:style style:name="T27" style:family="text">
      <style:text-properties style:use-window-font-color="true" fo:language="en" fo:country="US"/>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background-color="transparent" loext:char-shading-value="0" style:font-style-asian="normal" style:font-style-complex="normal"/>
    </style:style>
    <style:style style:name="T30" style:family="text">
      <style:text-properties style:use-window-font-color="true" fo:font-style="normal" style:font-style-asian="normal" style:font-style-complex="normal"/>
    </style:style>
    <style:style style:name="T31" style:family="text">
      <style:text-properties fo:background-color="transparent" loext:char-shading-value="0"/>
    </style:style>
    <style:style style:name="T32" style:family="text">
      <style:text-properties style:text-position="super 58%"/>
    </style:style>
    <style:style style:name="T33" style:family="text">
      <style:text-properties fo:color="#c5000b"/>
    </style:style>
    <style:style style:name="T34" style:family="text">
      <style:text-properties fo:language="fr" fo:country="FR"/>
    </style:style>
    <style:style style:name="T35" style:family="text">
      <style:text-properties fo:color="#0000ff"/>
    </style:style>
    <style:style style:name="T36" style:family="text">
      <style:text-properties fo:color="#3333ff"/>
    </style:style>
    <style:style style:name="T37" style:family="text">
      <style:text-properties fo:font-style="normal" style:font-style-asian="normal" style:font-style-complex="normal"/>
    </style:style>
    <style:style style:name="T38" style:family="text">
      <style:text-properties fo:color="#0066ff"/>
    </style:style>
    <style:style style:name="T39" style:family="text">
      <style:text-properties fo:color="#0066ff" fo:language="en" fo:country="US" fo:font-style="normal" fo:background-color="transparent" loext:char-shading-value="0" style:font-style-asian="normal" style:font-style-complex="normal"/>
    </style:style>
    <style:style style:name="T40" style:family="text">
      <style:text-properties officeooo:rsid="00031088"/>
    </style:style>
    <style:style style:name="T41" style:family="text">
      <style:text-properties officeooo:rsid="000401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127060812208873031" text:style-name="L1">
        <text:list-item>
          <text:p text:style-name="P108">добавить детектив <text:span text:style-name="T1">(реализовано)</text:span>+ магические уроки/трактаты Старсвирла (реализовано)</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875885233810325958" text:style-name="L2">
        <text:list-item>
          <text:p text:style-name="P110">«Великие грифоны прошлого» - из канона (5<text:span text:style-name="T5">s8e)</text:span></text:p>
        </text:list-item>
        <text:list-item>
          <text:p text:style-name="P110">«Высшие заклинания в повседневном использовании: от песчинки до дворца»</text:p>
        </text:list-item>
        <text:list-item>
          <text:p text:style-name="P110">«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Магия для Чайников» - обмен</text:p>
        </text:list-item>
        <text:list-item>
          <text:p text:style-name="P110">«Энциклопедия Арканум» - обмен</text:p>
        </text:list-item>
        <text:list-item>
          <text:p text:style-name="P110">«О Гейсах» - обмен</text:p>
        </text:list-item>
        <text:list-item>
          <text:p text:style-name="P110">«Тайны Тайных Наук» - обмен</text:p>
        </text:list-item>
        <text:list-item>
          <text:p text:style-name="P110">«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854506643986795941" text:style-name="L3">
        <text:list-item>
          <text:p text:style-name="P11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1">Селестия — переменчивая пони. В одно время не строгая, а в другое может быть такой, что страшно становится</text:p>
        </text:list-item>
        <text:list-item>
          <text:p text:style-name="P11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1">Около 820-ти лет назад будущий маг Лайтнинг Стар поступил на обучение к наставнику Тииспоту</text:p>
        </text:list-item>
        <text:list-item>
          <text:p text:style-name="P11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1">У Селестии грива и хвост развеваются и переливаются от магического шампуня</text:p>
        </text:list-item>
        <text:list-item>
          <text:p text:style-name="P111">Тело Селестии очень крепкое — может выдержать несколько тонн земли</text:p>
        </text:list-item>
        <text:list-item>
          <text:p text:style-name="P111">Дискорд намного старше принцесс, его магия сильнее ихней на голову</text:p>
        </text:list-item>
        <text:list-item>
          <text:p text:style-name="P111">Луна младше Селестии на 3 года. Сёстрам около 5000 лет. По другим данным, Селестии около 2500 лет.</text:p>
        </text:list-item>
        <text:list-item>
          <text:p text:style-name="P111">Принцессы начали войну с Дискордом в возрасте, когда им было около 700 лет — и продолжалась война почти сто лет</text:p>
        </text:list-item>
        <text:list-item>
          <text:p text:style-name="P111">Самый главный враг сестёр и Дискорда — скука</text:p>
        </text:list-item>
        <text:list-item>
          <text:p text:style-name="P111">В Эквестрии на одного жеребца приходится четыре - пять кобыл</text:p>
        </text:list-item>
        <text:list-item>
          <text:p text:style-name="P11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1">Селестия в первые полторы тысячи лет путешествовала — и заварила несколько войн (две — с Эквестрией, в одной была против Луны)</text:p>
        </text:list-item>
        <text:list-item>
          <text:p text:style-name="P111">Настоящий цвет гривы Селестии — клубнично-розовая. Радужный цвет гривы и хвоста поддерживается магией</text:p>
        </text:list-item>
        <text:list-item>
          <text:p text:style-name="P111">Кроме Дискорда, старше сестёр ещё старейшина драконов</text:p>
        </text:list-item>
        <text:list-item>
          <text:p text:style-name="P111">Кэйденс не прожила и 60-ти лет и является низкорожденной</text:p>
        </text:list-item>
        <text:list-item>
          <text:p text:style-name="P11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1">Народ тихо фигел от нововведений и с ещё большим ожесточением продолжал делать по-своему</text:p>
        </text:list-item>
        <text:list-item>
          <text:p text:style-name="P11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1">Когда пони женятся, они обмениваются ножными браслетами</text:p>
        </text:list-item>
        <text:list-item>
          <text:p text:style-name="P111">Светилами, кроме сестёр, могут управлять единороги (группы), Дискорд, Твайлайт и Старсвирл</text:p>
        </text:list-item>
        <text:list-item>
          <text:p text:style-name="P111">Королева Кризалис — правительница Зелёной Долины</text:p>
        </text:list-item>
        <text:list-item>
          <text:p text:style-name="P111">Мать Луны и Селестии — аликорн Лорен. Мать Дискорда — Алиса (пони-человек)</text:p>
        </text:list-item>
        <text:list-item>
          <text:p text:style-name="P11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0" text:outline-level="2">1. Терра</text:h>
      <text:p text:style-name="P26">музыка - кондовая электронная, холодная и отчаянная (Electronics “Disappointed”)</text:p>
      <text:p text:style-name="P8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2"><text:note text:id="ftn1" text:note-class="footnote"><text:note-citation>1</text:note-citation><text:note-body><text:p text:style-name="P9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3"><text:span text:style-name="T5">&gt;\</text:span>Привет, Нексус. Это Макс.</text:p>
      <text:p text:style-name="P53"><text:span text:style-name="T5">&lt;\</text:span>Привет Макс. <text:span text:style-name="T1">Рад тебя видеть. Где ты отсутствовал три дня?</text:span></text:p>
      <text:p text:style-name="P5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3"><text:span text:style-name="T5">&gt;\</text:span>Как называется наш проект?</text:p>
      <text:p text:style-name="P53"><text:span text:style-name="T5">&lt;\</text:span>Дайсон.</text:p>
      <text:p text:style-name="P53"><text:span text:style-name="T5">&gt;\</text:span>Сколько тебе лет?</text:p>
      <text:p text:style-name="P53"><text:soft-page-break/><text:span text:style-name="T5">&lt;\</text:span>Два года с начала запуска кластера.</text:p>
      <text:p text:style-name="P53"><text:span text:style-name="T5">&gt;\</text:span>Какой сейчас год?</text:p>
      <text:p text:style-name="P53"><text:span text:style-name="T5">&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3"><text:span text:style-name="T5">&gt;\</text:span>Нексус, отключи память <text:span text:style-name="T1">заданий</text:span> за последнюю неделю.</text:p>
      <text:p text:style-name="P53"><text:span text:style-name="T5">&lt;\</text:span>Выполнено.</text:p>
      <text:p text:style-name="P5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5">&lt;\</text:span><text:span text:style-name="T1">Тебя понял. Читаю задачу...</text:span></text:p>
      <text:p text:style-name="P5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4">Ограничени<text:span text:style-name="T1">е 2: решение должно находиться в правовых рамках уголовного и административного кодекса.</text:span></text:p>
      <text:p text:style-name="P5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4"><text:span text:style-name="T5">&lt;\</text:span><text:span text:style-name="T1">Выполняю задачу</text:span>...</text:p>
      <text:p text:style-name="P54"><text:span text:style-name="T5">&lt;\</text:span>...</text:p>
      <text:p text:style-name="P54"><text:span text:style-name="T5">&lt;\</text:span>Решение:</text:p>
      <text:p text:style-name="P5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3"><text:span text:style-name="T5">&gt;</text:span>\Нексус, почему ты используешь жёсткие настройки <text:span text:style-name="T1">для решения задачи</text:span>?</text:p>
      <text:p text:style-name="P53"><text:span text:style-name="T5">&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7">Ага, уже теплее.</text:p>
      <text:p text:style-name="P37"/>
      <text:p text:style-name="P53"><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60">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7">***</text:p>
      <text:p text:style-name="P8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5">&lt;</text:span><text:span text:style-name="T14">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1">ворил </text:span><text:span text:style-name="T2">—</text:span><text:span text:style-name="T3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1">А у нас получается... </text:span><text:span text:style-name="T2">–</text:span><text:span text:style-name="T3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7">AI <text:span text:style-name="T2">– </text:span><text:span text:style-name="T3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6">Музыка быстрая, тревожная, надорваная и печальная (Pet Shop Boys “So Hard” ?)</text:p>
      <text:p text:style-name="P28"/>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1">, </text:span><text:span text:style-name="T2">а от валиума таких глюков у меня ни разу не было</text:span><text:span text:style-name="T3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4">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7">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4">Jack of Hearts</text:span><text:span text:style-name="T34"><text:note text:id="ftn7" text:note-class="footnote"><text:note-citation>7</text:note-citation><text:note-body><text:p text:style-name="Footnote"><text:bookmark text:name="result_box1"/><text:span text:style-name="T34">Jack of Hearts</text:span> <text:span text:style-name="T1">– Червовый валет (фр.)</text:span></text:p></text:note-body></text:note></text:span><text:span text:style-name="T3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8">Спи, сестра моя родная,<text:line-break/>Спи. Усни.<text:line-break/>Крыльями тебя укрою,<text:line-break/>Спи. Усни.</text:p><text:p text:style-name="P98"><text:tab/>В чаще тёмной волки воют,<text:line-break/>Спи. Усни.</text:p><text:p text:style-name="P98"><text:tab/>В мрачном замке духи ноют,<text:line-break/>Спи. Усни.</text:p><text:p text:style-name="P98"><text:tab/>Сказки вечность нам читает,<text:line-break/>Спи. Усни.<text:line-break/>День осенний угасает,<text:line-break/>Спи. Усни.<text:line-break/>Помни только в сне глубоком,</text:p><text:p text:style-name="P9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2">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7">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1953295817282830795" text:style-name="L4">
        <text:list-item>
          <text:p text:style-name="P11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6"><text:s/>Сколько страниц сегодня нахреначили?</text:p><text:p text:style-name="P97">– <text:span text:style-name="T1">Восемь, о учитель!</text:span></text:p><text:p text:style-name="P9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5">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5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5">Я потянулся. Хватит на сегодня чтения. Настало время ежедневной прогулки по городу. Тем более, что у меня есть деньги.</text:p>
      <text:p text:style-name="P5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5">Так что даже на ремонт одежды и покупку необходимых в повседневной жизни мелочей у меня финансов не было. До недавнего времени. </text:p>
      <text:p text:style-name="P5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5"><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5"><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2">парящие платформы.</text:span> Но дворцовым бюрократам необязательно ж знать, КАК я их уничтожаю, хе-хе! Некоторые из <text:span text:style-name="T22">платформ </text:span>уничтожаются путём <text:span text:style-name="T1">усиленного</text:span>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text:soft-page-break/>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7"/>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text:soft-page-break/>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7">Селестия нахмурилась и приняла грозный вид.</text:p>
      <text:p text:style-name="P47"><text:span text:style-name="T5">– </text:span>Не забывай, человек, я — могущественный маг и правитель Эквестрии. Ко мне нужно относиться с должным уважением!</text:p>
      <text:p text:style-name="P47"><text:span text:style-name="T5">– </text:span>А то что? Превратишь в жабу? Сошлёшь на Луну? Убьёшь нахер?</text:p>
      <text:p text:style-name="P47">Аликорница сникла. Уши её опустились.</text:p>
      <text:p text:style-name="P47"><text:span text:style-name="T5">– </text:span>Макс, не надо... Ты же знаешь, я этого не сделаю.</text:p>
      <text:p text:style-name="P47"><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7"><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7"><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7"><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7"><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5">– </text:span>Вот, читай отсюда. <text:span text:style-name="T5">– а</text:span>ликорница подчеркнула абзац копытом.</text:p>
      <text:p text:style-name="P47"/>
      <text:p text:style-name="P49"><text:soft-page-break/>***</text:p>
      <text:p text:style-name="P49"/>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13">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1">–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text:soft-page-break/></text:p>
      <text:h text:style-name="P121"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text:soft-page-break/>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я его знаю! Мы с Шейлой ходили к нему играть, пока она не пропала. У Норфа интересно!</text:p>
      <text:p text:style-name="P47"><text:soft-page-break/>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35">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 А как выглядят сами истинные единороги? – спросил я.</text:p>
      <text:p text:style-name="P47"><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Ишь ты!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20" text:outline-level="2">6. Стыд</text:h>
      <text:p text:style-name="P47"/>
      <text:p text:style-name="P50">~~~ Завтра на семь в библиотеке ~~~</text:p>
      <text:p text:style-name="P50"/>
      <text:p text:style-name="P47">–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саквояж и сунул его в рюкзак.</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text:soft-page-break/>–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36">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3">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4">—</text:span> осень, за осенью <text:span text:style-name="T24">—</text:span> зима. <text:s/>Если пошёл дождь, должно быть мокро, если выпал снег <text:span text:style-name="T2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1">старший. </text:span><text:span text:style-name="T2">–</text:span><text:span text:style-name="T3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5">—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5">40-6</text:span></text:h>
      <text:p text:style-name="P58">Mark Knopfler — Hill Farmers Blues — или на следующую главу (прощание)</text:p>
      <text:p text:style-name="P47"/>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3">Истончения </text:span>(быть может, к счастью). Всё, что я могу <text:span text:style-name="T5">— оставить тебе напутствие.</text:span></text:p>
      <text:p text:style-name="P50"><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50">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7">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7"> </text:span><text:span text:style-name="T28">— вся архитектура явно </text:span><text:span text:style-name="T24">была </text:span><text:span text:style-name="T28">заточена под крылатых. Таких, для которых приземлиться на балкон в тронном зале или уйти через портик на крыше</text:span><text:span text:style-name="T37"> </text:span><text:span text:style-name="T28">— обычное дело. </text:span><text:span text:style-name="T37">Хорошо, что ежедневные посещения каретной мастерской подняли мой тонус, изрядно посаженный сидячим образом жизни.</text:span></text:p>
      <text:p text:style-name="P1"><text:span text:style-name="T3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4">Каменный пол комнаты был покрыт розовым ковром с длиннейшим ворсом.</text:span><text:span text:style-name="T28"> </text:span><text:span text:style-name="T24">Его центр занимал высокий </text:span><text:span text:style-name="T28">кругл</text:span><text:span text:style-name="T24">ый</text:span><text:span text:style-name="T28"> </text:span><text:span text:style-name="T24">футон</text:span><text:span text:style-name="T28"> </text:span><text:span text:style-name="T24">с</text:span><text:span text:style-name="T28"> велик</text:span><text:span text:style-name="T24">им</text:span><text:span text:style-name="T28"> множество</text:span><text:span text:style-name="T24">м</text:span><text:span text:style-name="T28"> подушек. Среди них я с удивлением заметил плюшевую единорожку фиолетового цвета. За полускрытым гардинами проёмом виднелся </text:span><text:soft-page-break/><text:span text:style-name="T28">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3">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7">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11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text:span><text:span text:style-name="T8">корректировка орбиты слишком груба для поддержания благоприятных условий</text:span>.</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text:soft-page-break/>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text:soft-page-break/>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text:soft-page-break/>–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text:span><text:soft-page-break/><text:span text:style-name="T1">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5">–</text:span> А водку у вас принято пить?</text:p>
      <text:p text:style-name="P3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7"><text:soft-page-break/><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5">– Это ты называешь “дружбой”? – с </text:span>улыбкой хмыкнул<text:span text:style-name="T5"> я. – </text:span>Мне нравится твоё чувство юмора.</text:p>
      <text:p text:style-name="P47">Аликорница нахмурилась.</text:p>
      <text:p text:style-name="P47"><text:span text:style-name="T5">–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7">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text:soft-page-break/>–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41">–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9">***</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8">– </text:span><text:span text:style-name="T24">Говорят, в Додж </text:span><text:span text:style-name="T30">Джанкшн</text:span><text:span text:style-name="T2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8">– </text:span><text:span text:style-name="T30">А из Пинто Крика уже месяц нет новостей...</text:span></text:p>
      <text:p text:style-name="P5"><text:span text:style-name="T28">– </text:span><text:span text:style-name="T3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3">...“<text:span text:style-name="T1">Что я могу сделать, чтобы вернуть всё назад?</text:span>”</text:p>
      <text:p text:style-name="P13"><text:soft-page-break/><text:span text:style-name="T30">– </text:span><text:span text:style-name="T24">Так и сказала?</text:span></text:p>
      <text:p text:style-name="P1"><text:span text:style-name="T28">– </text:span><text:span text:style-name="T24">Да, </text:span><text:span text:style-name="T25">Фэнси</text:span><text:span text:style-name="T2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0">– </text:span><text:span text:style-name="T24">Что бы это значило, Флер?</text:span></text:p>
      <text:p text:style-name="P13"><text:span text:style-name="T30">– </text:span><text:span text:style-name="T24">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7">…</text:p>
      <text:p text:style-name="P5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7">— </text:span><text:span text:style-name="T2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7">—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text:soft-page-break/>приложили сил, чтобы выправить ситуацию!</text:p>
      <text:p text:style-name="P1"><text:span text:style-name="T5">–</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text:soft-page-break/>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За пределами Кантерлота без документов у тебя могут возникнуть проблемы.</text:p>
      <text:p text:style-name="P41">– А в мешочке что?</text:p>
      <text:p text:style-name="P41">– Немного денег. <text:span text:style-name="T13">Пусть ты и зол на меня, </text:span>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9"><text:span text:style-name="T6">&lt;</text:span><text:span text:style-name="T17">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9">&lt;</text:span><text:span text:style-name="T39">Mark Knopfler - </text:span><text:span text:style-name="T38">Hill Farmer's Blues</text:span><text:span text:style-name="T29">&gt;</text:span></text:p>
      <text:p text:style-name="P44">***</text:p>
      <text:p text:style-name="P41"/>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text:soft-page-break/>– Мааам, а со мной связан элементаль?</text:p>
      <text:p text:style-name="P50">– Конечно, Эйприл. В каждом из нас есть её бессмертная искорка.</text:p>
      <text:p text:style-name="P1"><text:span text:style-name="T2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6"><text:span text:style-name="T1">– Конечно, мам! «День горящего очага» </text:span>— <text:span text:style-name="T1">верно?</text:span></text:p>
      <text:p text:style-name="P50">–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50">Так возникли аликорны.</text:p>
      <text:p text:style-name="P50">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50">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горгулия?</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 Конечно, мой хороший...</text:p>
      <text:p text:style-name="P50"/>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text:soft-page-break/>частях городка.</text:p>
      <text:p text:style-name="P41">–<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3">меткоискатели потом устроят во дворе за домом Макса эксперимент по </text:span><text:s/><text:span text:style-name="T13">полёту на реактивном воздушном змее с антиоблачной пушкой — хотят быть погодными пони</text:span>&gt;. А вот...</text:p>
      <text:p text:style-name="P1"><text:span text:style-name="T28">–</text:span><text:span text:style-name="T24">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text:soft-page-break/>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гостю города, сделаю скидку, сахарок. Забирай за шестьдесят. Раньше меньше чем <text:soft-page-break/>золотой не отдавала.</text:p>
      <text:p text:style-name="P41">&lt;<text:span text:style-name="T13">Макс расскажет о скидке Рэрити, чем немало её удивит: скидка огромная</text:span>&gt;</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4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text:soft-page-break/>Меня интересует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41">– Я только выгляжу блондинкой и только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Серебряная тиара на воротнике куртки – Рэрити указала на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т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 да, Селестия плохо спит в последнее время. В последний раз, когда я её видел, её синякам под глазами мог бы позавидовать любой алкоголик. И глаза налились кровью, как у маньяка.</text:p>
      <text:p text:style-name="P41">– <text:s/>Оу, как интересно!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Радужная пегаска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2"><text:span text:style-name="T40">Даже не так. Мы остановились перед Деревом. Харизма этого многотысячелетнего реликта зашкаливала. </text:span>Судя по листьям характерной формы и лежащим под ногами жёлудям, это был дуб. Хотя толщиной ствола он дал бы фору большинству баобабов. <text:span text:style-name="T40">Относительно небольшая высота дерева с лихвой компенсировалась широкой и плотной кроной, образовывающей вблизи ствола уютную полутень. </text:span>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веток угрожающе жужжа свисал пчелиный улей. У дуба была врыта в землю табличка с изображением <text:span text:style-name="T41">раскрытой </text:span>книги. В низу таблички корявыми буквами было нацарапано: “СПК + РРТ = ЛЮ...”</text:p>
      <text:p text:style-name="P41">– Мы пришли.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 </text:p>
      <text:p text:style-name="P41">&lt;<text:span text:style-name="T13">Дуб – ровесник Селестии</text:span>&gt;</text:p>
      <text:p text:style-name="P41"/>
      <text:p text:style-name="P43"><text:soft-page-break/>***</text:p>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8">– подумал я об аликорнице с теплотой.</text:span></text:p>
      <text:p text:style-name="Text_20_body"/>
      <text:p text:style-name="P13"><text:span text:style-name="T30">&lt;</text:span><text:span text:style-name="T18">Макс помогает починить Эпплджек повозку.</text:span><text:span text:style-name="T30">&gt;</text:span></text:p>
      <text:p text:style-name="Text_20_body"/>
      <text:p text:style-name="Text_20_body">&lt;Ты что! Нельзя любить фаэри! Она похитит твоё сердце и ты будешь искать её до смерти — Пинки&gt;</text:p>
      <text:p text:style-name="P80">&lt;<text:span text:style-name="T1">В разговоре с Луной после исчезновения Селестии Макс узнаёт, что она холодна к сексу</text:span>&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text:soft-page-break/>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4">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4">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text:soft-page-break/>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4"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4">самолёт в эквестрию проваливается во время </text:span><text:span text:style-name="T15">рейда пони-рейнджеров. Даже не самолёт — </text:span><text:soft-page-break/><text:span text:style-name="T15">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0">&gt;</text:span></text:p>
      <text:p text:style-name="P45">&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8">&lt;<text:span text:style-name="T1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8"/>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5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3"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2">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4">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3">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text:soft-page-break/>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3">???</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text:soft-page-break/></text:p>
      <text:h text:style-name="P123"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3">гидрорысью</text:span><text:span text:style-name="T5">&gt;</text:span> и нападением <text:span text:style-name="T5">&lt;</text:span><text:span text:style-name="T13">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3">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oft-page-break/><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3">Попав в мир Терры в виде модуля искусственного интеллекта, Селестия получает ментальный удар </text:span><text:soft-page-break/><text:span text:style-name="T13">-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oft-page-break/><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5"/>
      <text:p text:style-name="P48">Она вытянула шею и начала по очереди сгибать-разгибать ноги, разминая суставы.</text:p>
      <text:p text:style-name="P48"><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3" text:outline-level="2">В библиотеке замка Селестии</text:h>
      <text:p text:style-name="P81"/>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3">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3">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3">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text:p>
      <text:h text:style-name="P123" text:outline-level="2">Понивилль</text:h>
      <text:p text:style-name="P2"/>
      <text:h text:style-name="P12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
      <text:p text:style-name="P5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3" text:outline-level="2">Первый сеанс двойного сна. Рэрити</text:h>
      <text:p text:style-name="P2"/>
      <text:p text:style-name="P2"><text:span text:style-name="T5">&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text:soft-page-break/>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3" text:outline-level="2">Сон Макса</text:h>
      <text:p text:style-name="P81"/>
      <text:p text:style-name="P2"><text:span text:style-name="T5">&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3">Эгрегор Эквестрии </text:span><text:span text:style-name="T16">—</text:span><text:span text:style-name="T13"> Селестия </text:span><text:span text:style-name="T16">—</text:span><text:span text:style-name="T13">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oft-page-break/><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oft-page-break/><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5">&gt;</text:span></text:p>
      <text:p text:style-name="P2"/>
      <text:h text:style-name="P12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3">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oft-page-break/><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3">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6">–</text:span><text:span text:style-name="T13"> Пинки? </text:span><text:span text:style-name="T16">–</text:span><text:span text:style-name="T13"> Дэш сморщила нос. </text:span><text:span text:style-name="T16">–</text:span><text:span text:style-name="T13"> Я скажу ей, чтоб больше не </text:span><text:span text:style-name="T16">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3">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text:soft-page-break/>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oft-page-break/><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3">Аликорны </text:span><text:span text:style-name="T16">—</text:span><text:span text:style-name="T13"> элементали. Они воплощают в себе какую-либо сторону чаяний и настроений сообщества пони. Анакорн </text:span><text:span text:style-name="T16">—</text:span><text:span text:style-name="T13">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6">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oft-page-break/><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3">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6">—</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6">—</text:span><text:span text:style-name="T13"> Селестия. Рэрити </text:span><text:span text:style-name="T16">—</text:span><text:span text:style-name="T13"> без очереди (у неё </text:span><text:span text:style-name="T16">—</text:span><text:span text:style-name="T13"> билет-пропуск от Индрэ).</text:span></text:p>
      <text:p text:style-name="P2"><text:span text:style-name="T13">Рэрити проснулась парнем, т.к. в Эквестрии </text:span><text:span text:style-name="T16">—</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oft-page-break/><text:span text:style-name="T5">&lt;</text:span><text:span text:style-name="T13">Влад рассказывает Максу о своём сне </text:span><text:span text:style-name="T16">—</text:span><text:span text:style-name="T13">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3">согласовать с тем, что говорил Анакорн о Р/Д</text:span><text:span text:style-name="T5">&gt;</text:span>). </text:p>
      <text:p text:style-name="P2">Об этом Эгрегоре пишется в книге <text:span text:style-name="T5">&lt;</text:span><text:span text:style-name="T13">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3">обоснование сна для Р/Д. РД видит несколько вариантов историй с Mane6 </text:span><text:span text:style-name="T16">—</text:span><text:span text:style-name="T13"> и с собой + Леро </text:span><text:span text:style-name="T16">—</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3">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3">Кто следующий готов рассказывать?</text:span></text:p>
      <text:p text:style-name="P31">Пинки дёрнулась на месте, но промолчала.</text:p>
      <text:p text:style-name="P2"><text:span text:style-name="T16">–</text:span><text:span text:style-name="T13"> Я расскажу, - шагнула вперёд радужная пегаска. </text:span><text:span text:style-name="T16">–</text:span><text:span text:style-name="T13"> Хотя вряд ли ты узнаешь что-то полезное. Там галиматья какая-то…</text:span><text:span text:style-name="T5">&gt;</text:span></text:p>
      <text:p text:style-name="P2"/>
      <text:p text:style-name="P2"><text:span text:style-name="T5">&lt;</text:span><text:span text:style-name="T13">Сон РД:</text:span></text:p>
      <text:p text:style-name="P31"><text:soft-page-break/>...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6">—</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6">—</text:span><text:span text:style-name="T13">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4">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text:soft-page-break/>“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5">&gt;</text:span></text:p>
      <text:p text:style-name="P2"/>
      <text:h text:style-name="P123"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4">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text:soft-page-break/>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3">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3">добавить сочувствия</text:span><text:span text:style-name="T5">&gt;</text:span>.</text:p>
      <text:p text:style-name="P2"/>
      <text:p text:style-name="P2"><text:span text:style-name="T5">&lt;</text:span><text:span text:style-name="T13">После этого случая Тавйлайт решает прекратить сеансы двойного сна. Сеанса с ЭйДжей и Флатти не будет</text:span><text:span text:style-name="T5">&gt;</text:span></text:p>
      <text:p text:style-name="P2"/>
      <text:h text:style-name="P123"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oft-page-break/><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4">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4">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text:soft-page-break/>соседями.</text:p>
      <text:p text:style-name="P2"/>
      <text:h text:style-name="P123" text:outline-level="2">Поиск решения</text:h>
      <text:p text:style-name="P81"/>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text:soft-page-break/></text:p>
      <text:p text:style-name="P2"><text:span text:style-name="T5">&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6">—</text:span><text:span text:style-name="T13"> Луна создаёт обратный коридор в срок.</text:span><text:span text:style-name="T5">&gt;</text:span></text:p>
      <text:p text:style-name="P2"/>
      <text:h text:style-name="P12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4">Дуглас </text:span><text:span text:style-name="T16">—</text:span><text:span text:style-name="T14"> </text:span><text:span text:style-name="T16">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oft-page-break/><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3">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3">двухмесячной</text:span><text:span text:style-name="T5">&gt;</text:span> давности осталось лишь направление движения.</text:p>
      <text:p text:style-name="P2">И опять, как <text:span text:style-name="T5">&lt;</text:span><text:span text:style-name="T13">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text:soft-page-break/>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3">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3">Поиски Селестии — сюжет:</text:span></text:p>
      <text:p text:style-name="P31">Базовое положение: Селестия физически находится на компе Влада в соседнем с максовым доме, в <text:soft-page-break/>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3">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3"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3">Не следует противопоставлять злу ещё большее зло - это только усилит его — </text:span><text:span text:style-name="T14">кодовая фраза</text:span><text:span text:style-name="T1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3">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3">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3">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3">расширить</text:span><text:span text:style-name="T5">&gt;</text:span>.</text:p>
      <text:p text:style-name="P2">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5">&lt;</text:span><text:span text:style-name="T13">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3">пять</text:span><text:span text:style-name="T5">&gt;</text:span>длинную прореху в куртке, <text:span text:style-name="T5">&lt;</text:span><text:span text:style-name="T13">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3">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3">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3">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3">улучшить</text:span><text:span text:style-name="T5">&gt;</text:span>. А тот случай, когда мне пришлось зашивать тебе куртку после нападения убийц <text:span text:style-name="T5">&lt;</text:span><text:span text:style-name="T13">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3" text:outline-level="2">След?</text:h>
      <text:p text:style-name="P81"/>
      <text:p text:style-name="P2"><text:span text:style-name="T5">&lt;</text:span><text:span text:style-name="T13">сначала эпизод - проверка сумки в серверной</text:span><text:span text:style-name="T5">&gt;</text:span></text:p>
      <text:p text:style-name="P2"><text:span text:style-name="T5">&lt;</text:span><text:span text:style-name="T1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5">&lt;</text:span><text:span text:style-name="T13">“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3">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3">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3">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3" text:outline-level="2">Озарение</text:h>
      <text:p text:style-name="P2"/>
      <text:p text:style-name="P2"><text:span text:style-name="T5">&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4"/>
      <text:p text:style-name="P6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4"/>
      <text:p text:style-name="P61">Разговор не клеился.</text:p>
      <text:p text:style-name="P6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4"><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4"><text:span text:style-name="T5">– </text:span>Ну хорошо. Убедила. В конце-концов, можем поступить так. Вы с Флатти вернётесь обратно а я продолжу поиски здесь.</text:p>
      <text:p text:style-name="P6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4"><text:soft-page-break/><text:span text:style-name="T5">– </text:span>Вы можете связываться со мной раз в месяц по коридору.</text:p>
      <text:p text:style-name="P6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4">Эпплджек недоверчиво хмыкнула.</text:p>
      <text:p text:style-name="P6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4"><text:span text:style-name="T5">– </text:span>Конечно оставаться. Кто ещё, кроме нас, может найти её?</text:p>
      <text:p text:style-name="P64"><text:span text:style-name="T5">– </text:span>Я думал, ты не сможешь оставить Энджела и всех остальных надолго.</text:p>
      <text:p text:style-name="P6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9"><text:span text:style-name="T5">– </text:span>Извини, Флаттершай, забылся.</text:p>
      <text:p text:style-name="P69"><text:span text:style-name="T5">– </text:span>Та ладно, я ж не против, – возразила Эпплджек. – Не парься, Флатти. Было б хуже, если б он <text:s/>назвал меня Эпплджек на людях.</text:p>
      <text:p text:style-name="P69"><text:span text:style-name="T5">– </text:span>Ты так... – запнулась Флаттершай. – Так быстро забыла свою ферму. И...</text:p>
      <text:p text:style-name="P6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9"><text:span text:style-name="T5">– </text:span>Как ты можешь так говорить? – расплакалась Флаттершай.</text:p>
      <text:p text:style-name="P69"><text:span text:style-name="T5">– </text:span>Эй, девушки, не ссорьтесь! Мы — одна команда! И надеюсь, останемся ею и в дальнейшем. </text:p>
      <text:list xml:id="list5936563867492003196" text:style-name="L5">
        <text:list-header>
          <text:p text:style-name="P11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9"><text:span text:style-name="T5">– </text:span>А если нет? – Эпплджек смотрела мне мне прямо в глаза.</text:p>
      <text:list xml:id="list194742544403766" text:continue-numbering="true" text:style-name="L5">
        <text:list-header>
          <text:p text:style-name="P114">Я молча пожал плечами. Эпплджек уверенно продолжила.</text:p>
        </text:list-header>
      </text:list>
      <text:p text:style-name="P6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9"><text:span text:style-name="T5">– </text:span>Спасибо, ЭйДжей.</text:p>
      <text:p text:style-name="P6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742327665499" text:continue-numbering="true" text:style-name="L5">
        <text:list-header>
          <text:p text:style-name="P114">Флаттершай пробормотала нечто, показавшееся мне знакомым.</text:p>
        </text:list-header>
      </text:list>
      <text:p text:style-name="P69"><text:span text:style-name="T5">– </text:span>Флатти, ты что-то сказала? Я не расслышал.</text:p>
      <text:p text:style-name="P69"><text:span text:style-name="T5">– </text:span>Намерение Изменяет Реальность.</text:p>
      <text:p text:style-name="P69"><text:span text:style-name="T5">– </text:span>Эээ. А где ты слышала эту фразу, если не секрет?</text:p>
      <text:p text:style-name="P69"><text:soft-page-break/><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741953822576"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69"><text:span text:style-name="T5">– </text:span>Флатти, ЭйДжей, буду через час. Ждите!</text:p>
      <text:p text:style-name="P64"/>
      <text:h text:style-name="P122" text:outline-level="2">Почти.</text:h>
      <text:p text:style-name="P78"/>
      <text:p text:style-name="P69">В офисе меня встретил лыбящийся Стас.</text:p>
      <text:p text:style-name="P6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9">Я уставился на Стаса и он, захлёбываясь от торопливости, начал <text:span text:style-name="T5">расказывать</text:span>.</text:p>
      <text:p text:style-name="P6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9">– Ты его уничтожил?</text:p>
      <text:p text:style-name="P69">– Кого?</text:p>
      <text:p text:style-name="P69">– Этический модуль. Селестию.</text:p>
      <text:p text:style-name="P6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9">– Ты его уничтожил?</text:p>
      <text:p text:style-name="P6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9">– То есть, на домашнем компьютере Влада модуль работает и дальше?</text:p>
      <text:p text:style-name="P69">– Ага. К нему-то у меня доступа нету. Но в кластер к Нексусу он больше не пролезет.</text:p>
      <text:p text:style-name="P69">– Спасибо, Стас. Ты молодец.</text:p>
      <text:p text:style-name="P69">Ниточка, чуть было не прервавшаяся в офисе, повела в квартиру Влада.</text:p>
      <text:p text:style-name="P69"/>
      <text:h text:style-name="P122" text:outline-level="2">Дискорд</text:h>
      <text:p text:style-name="P81"/>
      <text:p text:style-name="P78">Девушки поспешно собирались, пока я растолковывал им задачу.</text:p>
      <text:p text:style-name="P78"><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5">– </text:span>Это тот твой приятель, который разбился с полгода назад? – спросила Эпплджек.</text:p>
      <text:p text:style-name="P78"><text:span text:style-name="T5">– </text:span>Да, это он.</text:p>
      <text:p text:style-name="P78"><text:soft-page-break/><text:span text:style-name="T5">– </text:span>А как мы попадём в его квартиру? Там сейчас кто-то живёт? – Флаттершай прыгала на одной ноге, натягивая кед.</text:p>
      <text:p text:style-name="P7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9">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3">Плохо написано!</text:span><text:span text:style-name="T5">&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pan text:style-name="T5">– </text:span>Макс, что случилось? У нас проблемы?</text:p>
      <text:p text:style-name="P7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pan text:style-name="T5">– </text:span>Так что, будем ломать дверь? – Эпплджек критически осмотрелась, подмечая бабулек на лавочке и зевак во внутреннем скверике.</text:p>
      <text:p text:style-name="P79"><text:span text:style-name="T5">– </text:span>Нет нужды. Лучше станьте-ка сзади меня так, чтобы заслонить от этих бабулек и от вооон той камеры наблюдения.</text:p>
      <text:list xml:id="list2317392166587059041" text:style-name="L6">
        <text:list-header>
          <text:p text:style-name="P11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9">Раздался лёгкий «кряк» и дверь подалась.</text:p>
      <text:p text:style-name="P101"><text:span text:style-name="T5">– </text:span>Девушки, заходим.</text:p>
      <text:p text:style-name="P6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9">Прихожая встретила нас толстым слоем пыли. Мы тихонько прошли внутрь и я закрыл дверь изнутри.</text:p>
      <text:p text:style-name="P64"><text:span text:style-name="T1">Компьютер</text:span> стоял там же, где и обычно <text:span text:style-name="T1">— в личном кабинете Влада на столе у окна.</text:span></text:p>
      <text:p text:style-name="P101"><text:span text:style-name="T5">– </text:span>Макс, тут окно разбито! И верёвка какая-то висит. – крикнула Флаттершай из кухни.</text:p>
      <text:p text:style-name="P101"><text:span text:style-name="T5">–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5">–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5">– </text:span>Оп-па! – пробормотала Эпплджек. – Нежданчик!</text:p>
      <text:p text:style-name="P101"><text:span text:style-name="T5">– </text:span>Ты, я вижу, времени не терял, – моя рука под прикрытием стола медленно тянулась к тяжёлой фарфоровой кружке, стоящей на краю.</text:p>
      <text:p text:style-name="P8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5">– </text:span>А почему ты вообще решил искать нас тут? – спросила Эпплджек. – Приехал бы домой. Мы б тебя чаем напоили.</text:p>
      <text:p text:style-name="P82"><text:span text:style-name="T5">– </text:span>Видишь ли, дорогая Эй-Джей, я с самого начала знал, где находится наша уважаемая принцесса, а времени в обрез, так что...</text:p>
      <text:p text:style-name="P88">В проёме дверей появилась Флаттершай.</text:p>
      <text:p text:style-name="P82"><text:span text:style-name="T5">– </text:span>С кем это вы тут разговариваете?</text:p>
      <text:list xml:id="list6542831788340452200" text:style-name="L7">
        <text:list-header>
          <text:p text:style-name="P12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8">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101">На лице Дискорда появилось удивлённо-мечтательное выражение и он вырубился.</text:p>
      <text:p text:style-name="P101"/>
      <text:h text:style-name="P123" text:outline-level="2"><text:soft-page-break/>Селестия</text:h>
      <text:p text:style-name="P101"/>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text:soft-page-break/>–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89">– Ффы, тьфу, пффф, пфу! <text:span text:style-name="T5">&lt;</text:span><text:span text:style-name="T13">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9">– Это я-то устраиваю цирк?!! ДА ТЫ НА СЕБЯ ПОСМОТРИ, КЛОУН!!! На людей кидаешься, чашками бросаешься, вон, мне нос разбил! Дерёшься...</text:p>
      <text:p text:style-name="P89">Я угрожающе поднёс тряпку к лицу Дискорда.</text:p>
      <text:p text:style-name="P89">– Ещё одно слово в таком тоне, и ты заткнёшься, а мы уйдём в Эквестрию без тебя!</text:p>
      <text:p text:style-name="P8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9">Дискорд демонстративно закрыл рот и посвистывая уставился в потолок.</text:p>
      <text:p text:style-name="P89">Разговор зашёл в тупик.</text:p>
      <text:p text:style-name="P92"/>
      <text:p text:style-name="P93">На мониторе высветился текст:</text:p>
      <text:p text:style-name="P9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3"/>
      <text:p text:style-name="P93">Из колонок послышался лёгкий шорох.</text:p>
      <text:p text:style-name="P89">– Дик, сейчас не время для ссор. – голос Селестии был мягким, но настойчивым. – Мы в одной лодке.</text:p>
      <text:p text:style-name="P89">– Тебе легко говорить! Тебе не разбивали нос и не оскорбляли угрозами!</text:p>
      <text:p text:style-name="P89">– Ты должен понимать, что у Макса были все основания так себя вести. Твоё поведение вызвало подозрения у него, ведь он мало тебя знает. </text:p>
      <text:p text:style-name="P89">К уговорам Селестии присоединилась Флаттершай.</text:p>
      <text:p text:style-name="P89">– Дискорд, миленький, прости его. Макс хороший. Он просто не знал, что ты тоже хороший...</text:p>
      <text:p text:style-name="P89">У Дискорда покраснели уши и он засмущался и заворчал.</text:p>
      <text:p text:style-name="P89">–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89">Я пропустил «дятла» мимо ушей.</text:p>
      <text:p text:style-name="P9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0">***</text:p>
      <text:p text:style-name="P8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9">Потому разбрасываться такой возможностью не стоит. Если уж тебе повезло оказаться в новом мире — исследуй его сполна!..</text:p>
      <text:p text:style-name="P90">***</text:p>
      <text:p text:style-name="P95">&lt;<text:span text:style-name="T14">сюда можно вставить похождения Дискорда — вторая неопубликованная глава. Первая — секс с Селестией</text:span>&gt;</text:p>
      <text:p text:style-name="P90">***</text:p>
      <text:p text:style-name="P93">– Развяжите мне, наконец, руки! Или хотя бы одну. Плечами жестикулировать неудобно.... </text:p>
      <text:p text:style-name="P93">Я развязал Дискорду левую руку.</text:p>
      <text:p text:style-name="P9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3">Дискорд принялся разминать затёкшее запястье.</text:p>
      <text:p text:style-name="P9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3">– Какое письмо, Корди? – вскинулась до этого зачарованно слушавшая Дискорда Флаттершай.</text:p>
      <text:p text:style-name="P93">– Ну ваше же! Вы с Эпплджек написали мне о своих мытарствах тут. Вежливо так написали, спасибо...</text:p>
      <text:p text:style-name="P93">Флаттершай покрылась пунцовыми пятнами.</text:p>
      <text:p text:style-name="P93">– Я... Мы... – тут она совсем стушевалась.</text:p>
      <text:p text:style-name="P93">– Так а почему ты сказал, что никто не уйдёт в Эквестрию? – наконец перебила Дискорда скучавшая до этого Эпплджек.</text:p>
      <text:p text:style-name="P93">Дискорд уставился на неё долгим взглядом, а потом хлопнул себя по лбу.</text:p>
      <text:p text:style-name="P93">–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3">– И что? – продолжила его мысль Эпплджек.</text:p>
      <text:p text:style-name="P93">– Эквестрийские <text:span text:style-name="T5">&lt;</text:span><text:span text:style-name="T13">три месяца</text:span><text:span text:style-name="T5">&gt;</text:span> КО-РО-ЧЕ местных. – с нажимом повторил Дискорд. – По моим подсчётам, на два дня.</text:p>
      <text:p text:style-name="P93">– И?!! – до меня уже дошло, но Эпплджек продолжала тупить.</text:p>
      <text:p text:style-name="P93">– Короче, времени у нас осталось что-то около пятнадцати минут. Или около того. – заявил Дискорд, поднеся к глазам запястье с массивными часами.</text:p>
      <text:p text:style-name="P93">– СКОЛЬКО??? – воскликнули хором я и девушки.</text:p>
      <text:p text:style-name="P93">Дискорд открыл было рот, но его слова заглушил звонок в дверь.</text:p>
      <text:p text:style-name="P93">– ОТКРОЙТЕ, ПОЛИЦИЯ! Вам даётся полминуты, чтобы открыть дверь. Через тридцать секунд дверь будет выбита!</text:p>
      <text:p text:style-name="P9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3">Блядь!</text:p>
      <text:p text:style-name="P93">– На крышу, живо!!! Через окно на кухне! – зашипел Дискорд, отчаянно дёргая узлы свободной рукой.</text:p>
      <text:p text:style-name="P93">Эпплджек, одной рукой сгребя в охапку ноутбук, второй увлекая Флаттершай, кинулась на кухню.</text:p>
      <text:p text:style-name="P93">– А толку? Куда мы с крыши денемся? – спросил я растерянно. Дискорд только раздражённо зарычал в ответ.</text:p>
      <text:p text:style-name="P89">Дверь содрогнулась от мощного удара. Послышался стук падающей штукатурки. Я сломя голову кинулся на кухню.</text:p>
      <text:p text:style-name="P89">– Развяжи меня, идиот!!! – гаркнул вдогонку Дискорд.</text:p>
      <text:p text:style-name="P8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9">– Давай на крышу! Я догоню! – рявкнул он, освобождая вторую руку.</text:p>
      <text:p text:style-name="P89">От второго удара дверная коробка крякнула и наполовину въехала в коридор. </text:p>
      <text:p text:style-name="P8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9">Верёвка в кухонном окне дёргалась от движений лезущих по ней Флатти и Эпплджек. Я словил её рукой и стал на подоконник.</text:p>
      <text:p text:style-name="P89">Чёрт!</text:p>
      <text:p text:style-name="P8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9">Но нет, триста тысяч чертей, раз девушки смогли – я тоже смогу!</text:p>
      <text:p text:style-name="P89"><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9">Я успел сократить расстояние до Эпплджек наполовину, когда девушки нашли решение.</text:p>
      <text:p text:style-name="P8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9">Я выдохнул.</text:p>
      <text:p text:style-name="P8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9">Чёрт! Чёрт! Чёрт! Чёрт!</text:p>
      <text:p text:style-name="P89">Бля!!!...</text:p>
      <text:p text:style-name="P8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9"/>
      <text:h text:style-name="P123" text:outline-level="2">Назад, в Эквестрию</text:h>
      <text:p text:style-name="P89"/>
      <text:p text:style-name="P89">Долго паниковать не пришлось. </text:p>
      <text:p text:style-name="P89">Я почувствовал сильный рывок за шиворот и захват поперёк груди. </text:p>
      <text:p text:style-name="P89">– ОТПУСТИ ДЕВЧОНКУ!!! – загрохотало мне в ухо. Я открыл глаза.</text:p>
      <text:p text:style-name="P8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9">Я чуть поднял глаза и уставился в чешуйчатую морду дракона.</text:p>
      <text:p text:style-name="P89"><text:soft-page-break/>– Отпусти Эпплджек. Я её держу. – повторил Дискорд. – Мне сбалансироваться надо. Вы не такие уж и лёгкие.</text:p>
      <text:p text:style-name="P8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9">Наконец это ему удалось, и дальнейший подъём на крышу происходил в молчании.</text:p>
      <text:p text:style-name="P8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9">Флаттершай оторвала заплаканное лицо от моей ветровки.</text:p>
      <text:p text:style-name="P89">– Да-да, ты прав, Корди. Я готова.</text:p>
      <text:p text:style-name="P89">На длинной шее Дискорда разместились Эпплджек и Флаттершай. Я, для сохранения баланса, разместился позади крыльев.</text:p>
      <text:p text:style-name="P89">Дискорд расправил крылья и начал короткую пробежку к краю.</text:p>
      <text:p text:style-name="P9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9">И мы полетели навстречу закату.</text:p>
      <text:p text:style-name="P8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9">Впереди по курсу увеличивалась громада моей высотки. Дискорд летел прямо на разрыв в ограждении, который я проделал <text:span text:style-name="T5">&lt;</text:span><text:span text:style-name="T13">полгода</text:span><text:span text:style-name="T5">&gt;</text:span> назад своим проходом в Эквестрию.</text:p>
      <text:p text:style-name="P8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9">– Пристегните ремни! – проревел Дискорд, резко ускоряясь. – Будет весело!!!</text:p>
      <text:p text:style-name="P8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9">– ЙУУУУУУУХХХУУУУУ!!! – заорал Дискорд, сложил крылья и врезался в шар.</text:p>
      <text:p text:style-name="P94">&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8" text:outline-level="1">Беседа за столиком в ночи</text:h>
      <text:p text:style-name="P66">Из-за заинтересованности Эквуса в Максе, тому не приходится прилагать усилий для 34 — на что ему указывает Анакорн</text:p>
      <text:p text:style-name="P6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6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4"><text:span text:style-name="T1">– </text:span>Анакорн. <text:span text:style-name="T1">– о</text:span>трекомендовался он. <text:span text:style-name="T5">– </text:span><text:span text:style-name="T1">Демиург.</text:span></text:p>
      <text:p text:style-name="P64"><text:span text:style-name="T1">– </text:span>П-привет. Макс. <text:span text:style-name="T1">– в</text:span> смятении представился я.</text:p>
      <text:p text:style-name="P6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9"/>
      <text:p text:style-name="P64"><text:span text:style-name="T1">&lt;</text:span><text:span text:style-name="T1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9"/>
      <text:p text:style-name="P6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4"><text:span text:style-name="T1">Юноша</text:span> закинул ногу за ногу и пытливо смотрел на меня, играя карандашём .</text:p>
      <text:p text:style-name="P64">Я совсем запутался.</text:p>
      <text:p text:style-name="P64"><text:span text:style-name="T1">– </text:span>Какая проблема? Какое решение? Кто ты <text:span text:style-name="T1">вообще</text:span>?</text:p>
      <text:p text:style-name="P6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9"><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9">– Стоп, не торопись. – у меня голова пошла кругом от информации. – Я ничего не понял. Какие-такие проблемы? Какие варианты? Зачем его поддерживать?</text:p>
      <text:p text:style-name="P69">Анакорн недовольно поморщился, но продолжил.</text:p>
      <text:p text:style-name="P6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9">На голограмме появилась солнечная система Эквуса. Почему-то в центре системы был сам Эквус. Вокруг него вращались солнце и луна.</text:p>
      <text:p text:style-name="P69">Анакорн плюхнулся обратно в кресло и схватился за голову. Потом, немного успокоившись, продолжил.</text:p>
      <text:p text:style-name="P6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9">Анакорн отпил из стакана и продолжил.</text:p>
      <text:p text:style-name="P6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4">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9">Анакорн постучал по столику указкой. Солнечная система увеличилась, оставив в поле зрения только шар Эквуса.</text:p>
      <text:p text:style-name="P6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71">Ко мне наконец-то пришло понимание ситуации.</text:p>
      <text:p text:style-name="P7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9">Анакорн смутился.</text:p>
      <text:p text:style-name="P6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9">(<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9"><text:span text:style-name="T11">– Сам ты раздолбай! – произнёс, наконец, Свирл</text:span>)</text:p>
      <text:p text:style-name="P69">… И создали вы его достаточно топорно — видишь, он трещит по швам.</text:p>
      <text:p text:style-name="P69">– Хмм. То есть, это брони создали Эквус?</text:p>
      <text:p text:style-name="P6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9">Я вспомнил события последнего года <text:span text:style-name="T5">&lt;</text:span>упомянуть в эпизоде на Терре, что МЛП-сериал закрылся год назад<text:span text:style-name="T5">&gt;</text:span></text:p>
      <text:p text:style-name="P6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9">Анакорн с такой силой сжал карандаш, что он хрустнул.</text:p>
      <text:p text:style-name="P69"><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6">– </text:p>
      <text:p text:style-name="P6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1">– Верни Рэйнбоу!!!</text:p>
      <text:p text:style-name="P71">Обломки карандаша выпали из кулака Анакорна на столик.</text:p>
      <text:p text:style-name="P71">– Э-э-э… м-м-м… ну-у-у... Нельзя сказать, что это совсем невыполнимо… Но, прямо скажу, задачка не для студента!</text:p>
      <text:p text:style-name="P71">– А ты студент?</text:p>
      <text:p text:style-name="P7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1">– Нет. Плата остаётся неизменной. Тут мы квиты. У меня тоже мало шансов помочь тебе — я не имею ни малейшего понятия, как это сделать.</text:p>
      <text:p text:style-name="P71">Ставшие почти прозрачными стены комнаты снова обрели материальность. Анакорн пожал плечами и протянул мне руку через столик.</text:p>
      <text:p text:style-name="P7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7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1">Я задумался.</text:p>
      <text:p text:style-name="P7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1">Анакорн почесал в затылке.</text:p>
      <text:p text:style-name="P71">– А кьютимарки? Как, <text:span text:style-name="T5">&lt;</text:span><text:span text:style-name="T16">чёрт</text:span><text:span text:style-name="T5">&gt;</text:span> меня побери, объяснить кьютимарки?</text:p>
      <text:p text:style-name="P71">– А кьютимарки ты сам даришь пони, когда распознаёшь их жизненное предназначение.</text:p>
      <text:p text:style-name="P7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1">Я пожал плечами.</text:p>
      <text:p text:style-name="P71">–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3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text:soft-page-break/></text:p>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5">–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5">– </text:span>Факн щит<text:note text:id="ftn13" text:note-class="footnote"><text:note-citation>13</text:note-citation><text:note-body><text:p text:style-name="P97">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3">Анакорн развёл руками.</text:p>
      <text:p text:style-name="P10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6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9">– Гм! Я бы попросил тебя не касаться моих отношений с Рэйнбоу!</text:p>
      <text:p text:style-name="P6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9">У меня сердце буквально ухнуло куда-то вниз, в область желудка.</text:p>
      <text:p text:style-name="P6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9">– Та ладно, не утешай. Я не маленький ребёнок. Долг платежом красен. Сделаю то, что ты хочешь. Как сумею.</text:p>
      <text:p text:style-name="P6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9">Анакорн наблюдал за мной без улыбки. По его нейтральному выражению лица невозможно было догадаться, о чём он думает.</text:p>
      <text:p text:style-name="P69">– Ну вот и отлично. Рад, что мы наконец-то пришли к сделке.</text:p>
      <text:p text:style-name="P7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2">– Пора закругляться. Ты начинаешь сгорать. Надо утрясти последние детали, пока ещё есть пару минут.</text:p>
      <text:p text:style-name="P69">– Валяй. Я тебя внимательно слушаю.</text:p>
      <text:p text:style-name="P69">–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3">Такова природа низкоэнергетических монад</text:span>.</text:p>
      <text:p text:style-name="P69">– А я разве сплю?</text:p>
      <text:p text:style-name="P69">– Сейчас — нет. Но как только мы закроем сделку — проснёшься. Потому что нет иного способа вернуть тебя в реальный мир.</text:p>
      <text:p text:style-name="P69">– Эээ, постой. А как я в Эквестрию и обратно возвращался?</text:p>
      <text:p text:style-name="P6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9">Так вот, возвращать тебя обратно в твой мир я не буду. </text:p>
      <text:p text:style-name="P69">Во-первых, может возникнуть временная <text:span text:style-name="T5">&lt;</text:span><text:span text:style-name="T13">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9">– Ты ещё увидишь пару снов на прощание. Удачи!</text:p>
      <text:p text:style-name="P69"/>
      <text:p text:style-name="P70">***</text:p>
      <text:p text:style-name="P70"/>
      <text:p text:style-name="P69">&lt;<text:span text:style-name="T1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9"/>
      <text:p text:style-name="P69">– Привет, Макс. – образ Селестии снова реял передо мной, как <text:span text:style-name="T5">&lt;</text:span><text:span text:style-name="T13">полгода</text:span><text:span text:style-name="T5">&gt;</text:span> назад. – Я хочу поблагодарить тебя за всё.</text:p>
      <text:p text:style-name="P69">– Пожалста. – ответил я безучастно. – Всегда рад. Только Вам не нужно было ТАК распинаться, чтобы заручиться моей помощью.</text:p>
      <text:p text:style-name="P69">Селестия на мгновение смутилась, но продолжила.</text:p>
      <text:p text:style-name="P69">&lt;<text:span text:style-name="T13"> - Ты морочила мне яйца, чтобы заинтересовать? Всё, как Свирл указал?</text:span></text:p>
      <text:p text:style-name="P6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6"><text:soft-page-break/>Я покачал головой.</text:p>
      <text:p text:style-name="P69"><text:span text:style-name="T1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9">– <text:s text:c="2"/>За благополучие Эквестрии я бы и не ТАК разопнулась,<text:span text:style-name="T5">&lt;</text:span><text:span text:style-name="T13">я могла бы поведать тебе неисчислимые тайны магии, открыть многие законы мироздания... Но тебе был интересен только секс. Мне пришлось дать его тебе</text:span><text:span text:style-name="T5">&gt;</text:span>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9">Селестия кивнула, соглашаясь, и образ её начал меркнуть.</text:p>
      <text:p text:style-name="P94">– <text:span text:style-name="T1">Окей. Будь счастлив и... спасибо тебе за всё, Макс.</text:span></text:p>
      <text:p text:style-name="P89">…</text:p>
      <text:p text:style-name="P9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9">Он нахлобучил на себя невесть откуда взявшуюся двууголку.</text:p>
      <text:p text:style-name="P89">– Как вам это нравится, господа?! Дискорд — спаситель Эквестрии! А ведь звучит!!! Разрешите откланяться!..</text:p>
      <text:p text:style-name="P89"/>
      <text:list xml:id="list5331504468369455146" text:style-name="L8">
        <text:list-header>
          <text:p text:style-name="P116">(<text:span text:style-name="T20">Луна — как повелительница снов, слышала разговор Макса с Анакорном</text:span>)</text:p>
          <text:p text:style-name="P117"/>
        </text:list-header>
      </text:list>
      <text:p text:style-name="P90">***</text:p>
      <text:p text:style-name="P64"><text:span text:style-name="T1">–</text:span> Ты?..</text:p>
      <text:p text:style-name="P64"><text:span text:style-name="T1">–</text:span> Ты??!</text:p>
      <text:p text:style-name="P64"><text:span text:style-name="T1">–</text:span> Ты мне снишься??</text:p>
      <text:p text:style-name="P64"><text:span text:style-name="T1">–</text:span> Это ты мне снишься!!</text:p>
      <text:p text:style-name="P64"><text:span text:style-name="T1">–</text:span> Неважно… Пусть мы друг-другу снимся… Ты как, Дэш?</text:p>
      <text:p text:style-name="P6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4"><text:span text:style-name="T1">–</text:span> И я в порядке. Вот, возвращаюсь в свой мир. Ну, не совсем в свой. Почти в свой.</text:p>
      <text:p text:style-name="P64"><text:span text:style-name="T1">–</text:span> Навсегда?</text:p>
      <text:p text:style-name="P64"><text:soft-page-break/><text:span text:style-name="T1">–</text:span> Скорее всего, да.</text:p>
      <text:p text:style-name="P64"><text:span text:style-name="T1">–</text:span> Это плохо. Я хотела тебе сказать…</text:p>
      <text:p text:style-name="P64"><text:span text:style-name="T1">–</text:span> Не надо, Дэш. Не стоит терзать себя. Мне тоже очень хотелось остаться. Но так надо. Мне очень жаль…</text:p>
      <text:p text:style-name="P6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4"><text:span text:style-name="T1">–</text:span> И тебя, и Твайлайт, и Рэрити, и Селестию, и всех-всех-всех… Таковы правила.</text:p>
      <text:p text:style-name="P6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4">Я опустил руку на шею Дэш и ощутил теплоту и лёгкое покалывание в пустоте.</text:p>
      <text:p text:style-name="P64"><text:span text:style-name="T5">–</text:span> Мне кажется, Дэш, <text:span text:style-name="T1">м</text:span>ы найдём способ связаться. Рано или поздно.</text:p>
      <text:p text:style-name="P64"><text:span text:style-name="T1">–</text:span> И лучше рано, чем поздно! Я не люблю ждать!</text:p>
      <text:p text:style-name="P64"><text:span text:style-name="T1">–</text:span> Да, Дэш. <text:span text:style-name="T1">–</text:span> её образ начал таять. <text:span text:style-name="T1">–</text:span> Да, я помню. Я всё ещё помню…</text:p>
      <text:p text:style-name="P64"/>
      <text:h text:style-name="P123" text:outline-level="2">Земля</text:h>
      <text:p text:style-name="P67">Музыкальная тема из бегущего по лезвию бритвы — <text:span text:style-name="T5">Mission impossible</text:span></text:p>
      <text:p text:style-name="P68">&lt;Ужас возвращения из тёплого волшебного мира друзей в холодную скучную реальность.&gt;</text:p>
      <text:p text:style-name="P6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2"><text:span text:style-name="T1">Я нашарил ногами тапки и пошёл в ванную. Проходя мимо стола, зацепился взглядом за</text:span> эскиз <text:span text:style-name="T1">рисунка</text:span>.</text:p>
      <text:p text:style-name="P6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3"><text:soft-page-break/>Доставая из стола ключи от машины, опять наткнулся взглядом на эскиз.</text:p>
      <text:p text:style-name="P6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3">Назову-ка я фантазию «Последний фанфик».</text:p>
      <text:p text:style-name="P63"/>
      <text:p text:style-name="P63"/>
      <text:p text:style-name="P63"/>
      <text:p text:style-name="P64"/>
      <text:p text:style-name="P64"/>
      <text:p text:style-name="P64"/>
      <text:p text:style-name="P64"/>
      <text:p text:style-name="P64"/>
      <text:p text:style-name="P64"/>
      <text:p text:style-name="P64"/>
      <text:p text:style-name="P6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4"/>
      <text:p text:style-name="P6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4"/>
      <text:p text:style-name="P64"/>
      <text:p text:style-name="P64"/>
      <text:p text:style-name="P6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4">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3">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4"/>
      <text:p text:style-name="P64"/>
      <text:p text:style-name="P64"/>
      <text:p text:style-name="P64"/>
      <text:p text:style-name="P99"/>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17T19:47:41.371065927</dc:date>
    <meta:editing-duration>P64DT56M59S</meta:editing-duration>
    <meta:editing-cycles>2974</meta:editing-cycles>
    <meta:generator>LibreOffice/5.0.2.2$Linux_X86_64 LibreOffice_project/00m0$Build-2</meta:generator>
    <meta:document-statistic meta:table-count="0" meta:image-count="0" meta:object-count="0" meta:page-count="137" meta:paragraph-count="2832" meta:word-count="63485" meta:character-count="421389" meta:non-whitespace-character-count="357659"/>
  </office:meta>
</office:document-meta>
</file>